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erative C# Compiler</text:p>
      <text:list xml:id="list7085620947043492206" text:style-name="L2">
        <text:list-item>
          <text:p text:style-name="P1">loop unrollling,</text:p>
        </text:list-item>
        <text:list-item>
          <text:p text:style-name="P1">tiling,</text:p>
        </text:list-item>
        <text:list-item>
          <text:p text:style-name="P1">..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7S</meta:editing-duration>
    <meta:editing-cycles>4</meta:editing-cycles>
    <meta:generator>OpenOffice.org/3.4.1$Win32 OpenOffice.org_project/341m1$Build-9593</meta:generator>
    <dc:date>2013-02-08T09:19:48.33</dc:date>
    <dc:creator>Piotr Błaszyński</dc:creator>
    <meta:document-statistic meta:table-count="0" meta:image-count="0" meta:object-count="0" meta:page-count="1" meta:paragraph-count="4" meta:word-count="10" meta:character-count="50"/>
    <meta:user-defined meta:name="Info 1"/>
    <meta:user-defined meta:name="Info 2"/>
    <meta:user-defined meta:name="Info 3"/>
    <meta:user-defined meta:name="Info 4"/>
  </office:meta>
</office:document-meta>
</file>